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Purisa" svg:font-family="Purisa" style:font-pitch="variable"/>
    <style:font-face style:name="은 필기" svg:font-family="'은 필기'"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style:font-name="serif" fo:font-size="12.75pt"/>
    </style:style>
    <style:style style:name="P2" style:family="paragraph" style:parent-style-name="Standard">
      <style:text-properties style:font-name="serif" fo:font-size="11pt" style:font-size-asian="11pt" style:font-size-complex="11pt"/>
    </style:style>
    <style:style style:name="P3" style:family="paragraph" style:parent-style-name="Standard">
      <style:text-properties style:font-name="serif" fo:font-size="11pt" officeooo:paragraph-rsid="002180ab" style:font-size-asian="11pt" style:font-size-complex="11pt"/>
    </style:style>
    <style:style style:name="P4" style:family="paragraph" style:parent-style-name="Standard">
      <style:text-properties style:font-name="sans-serif" fo:font-size="10.5pt"/>
    </style:style>
    <style:style style:name="P5" style:family="paragraph" style:parent-style-name="Standard">
      <style:text-properties style:font-name="sans-serif" fo:font-size="19.5pt"/>
    </style:style>
    <style:style style:name="P6" style:family="paragraph" style:parent-style-name="Standard">
      <style:paragraph-properties fo:text-align="end" style:justify-single-word="false"/>
      <style:text-properties style:font-name="sans-serif" fo:font-size="19.5pt"/>
    </style:style>
    <style:style style:name="P7" style:family="paragraph" style:parent-style-name="Standard">
      <style:text-properties style:font-name="sans-serif" fo:font-size="11.25pt"/>
    </style:style>
    <style:style style:name="P8" style:family="paragraph" style:parent-style-name="Standard">
      <style:text-properties style:font-name="sans-serif" fo:font-size="22.5pt"/>
    </style:style>
    <style:style style:name="P9" style:family="paragraph" style:parent-style-name="Standard">
      <style:paragraph-properties fo:text-align="end" style:justify-single-word="false"/>
      <style:text-properties style:font-name="sans-serif" fo:font-size="24pt" style:font-size-asian="24pt" style:font-size-complex="24pt"/>
    </style:style>
    <style:style style:name="P10" style:family="paragraph" style:parent-style-name="Standard">
      <style:text-properties style:font-name="monospace" fo:font-size="11.25pt"/>
    </style:style>
    <style:style style:name="P11" style:family="paragraph" style:parent-style-name="Standard">
      <style:text-properties style:font-name="monospace" fo:font-size="9.75pt"/>
    </style:style>
    <style:style style:name="P12" style:family="paragraph" style:parent-style-name="Standard">
      <style:text-properties style:font-name="monospace" fo:font-size="11pt" style:font-size-asian="11pt" style:font-size-complex="11pt"/>
    </style:style>
    <style:style style:name="P13" style:family="paragraph" style:parent-style-name="Standard">
      <style:paragraph-properties fo:margin-left="0cm" fo:margin-right="0cm" fo:text-indent="0cm" style:auto-text-indent="false"/>
      <style:text-properties style:font-name="serif" fo:font-size="11pt" style:font-size-asian="11pt" style:font-size-complex="11pt"/>
    </style:style>
    <style:style style:name="P14" style:family="paragraph" style:parent-style-name="Standard">
      <style:paragraph-properties fo:margin-left="0cm" fo:margin-right="0cm" fo:text-indent="0cm" style:auto-text-indent="false"/>
      <style:text-properties style:font-name="serif" fo:font-size="11pt" officeooo:paragraph-rsid="0015993b" style:font-size-asian="11pt" style:font-size-complex="11pt"/>
    </style:style>
    <style:style style:name="P15" style:family="paragraph" style:parent-style-name="Standard">
      <style:paragraph-properties fo:margin-left="0cm" fo:margin-right="0cm" fo:text-indent="0cm" style:auto-text-indent="false"/>
      <style:text-properties style:font-name="serif" fo:font-size="11pt" officeooo:paragraph-rsid="0015adea" style:font-size-asian="11pt" style:font-size-complex="11pt"/>
    </style:style>
    <style:style style:name="P16" style:family="paragraph" style:parent-style-name="Standard">
      <style:paragraph-properties fo:margin-left="0cm" fo:margin-right="0cm" fo:text-indent="0cm" style:auto-text-indent="false"/>
      <style:text-properties style:font-name="serif" fo:font-size="11pt" officeooo:paragraph-rsid="00188a8b" style:font-size-asian="11pt" style:font-size-complex="11pt"/>
    </style:style>
    <style:style style:name="P17" style:family="paragraph" style:parent-style-name="Standard">
      <style:paragraph-properties fo:margin-left="0cm" fo:margin-right="0cm" fo:text-indent="0cm" style:auto-text-indent="false"/>
      <style:text-properties style:font-name="serif" fo:font-size="11pt" officeooo:rsid="00188a8b" officeooo:paragraph-rsid="00188a8b" style:font-size-asian="11pt" style:font-size-complex="11pt"/>
    </style:style>
    <style:style style:name="P18" style:family="paragraph" style:parent-style-name="Standard">
      <style:paragraph-properties fo:margin-left="0cm" fo:margin-right="0cm" fo:text-indent="0cm" style:auto-text-indent="false"/>
      <style:text-properties style:font-name="serif" fo:font-size="11pt" officeooo:paragraph-rsid="001c3b44" style:font-size-asian="11pt" style:font-size-complex="11pt"/>
    </style:style>
    <style:style style:name="P19" style:family="paragraph" style:parent-style-name="Standard">
      <style:paragraph-properties fo:margin-left="0cm" fo:margin-right="0cm" fo:text-indent="0cm" style:auto-text-indent="false"/>
      <style:text-properties style:font-name="serif" fo:font-size="11pt" officeooo:rsid="001c3b44" officeooo:paragraph-rsid="001c3b44" style:font-size-asian="11pt" style:font-size-complex="11pt"/>
    </style:style>
    <style:style style:name="P20" style:family="paragraph" style:parent-style-name="Standard">
      <style:paragraph-properties fo:margin-left="0cm" fo:margin-right="0cm" fo:text-indent="0cm" style:auto-text-indent="false"/>
      <style:text-properties style:font-name="monospace" fo:font-size="11pt" style:font-size-asian="11pt" style:font-size-complex="11pt"/>
    </style:style>
    <style:style style:name="P21" style:family="paragraph" style:parent-style-name="Standard">
      <style:text-properties style:font-name="serif" fo:font-size="11pt" style:font-size-asian="11pt" style:font-size-complex="11pt"/>
    </style:style>
    <style:style style:name="P22" style:family="paragraph" style:parent-style-name="Standard">
      <style:text-properties style:font-name="serif" fo:font-size="12.75pt"/>
    </style:style>
    <style:style style:name="P23" style:family="paragraph" style:parent-style-name="Standard">
      <style:text-properties style:font-name="serif" fo:font-size="12.75pt" officeooo:paragraph-rsid="002a00c6"/>
    </style:style>
    <style:style style:name="P24" style:family="paragraph" style:parent-style-name="Standard">
      <style:text-properties style:font-name="serif" fo:font-size="12.75pt" officeooo:paragraph-rsid="002a123b"/>
    </style:style>
    <style:style style:name="P25" style:family="paragraph" style:parent-style-name="Standard">
      <style:text-properties style:font-name="serif" fo:font-size="12.75pt" officeooo:paragraph-rsid="002df4c7"/>
    </style:style>
    <style:style style:name="P26" style:family="paragraph" style:parent-style-name="Standard">
      <style:text-properties style:font-name="serif" fo:font-size="12.75pt" officeooo:paragraph-rsid="00327c57"/>
    </style:style>
    <style:style style:name="P27" style:family="paragraph" style:parent-style-name="Standard">
      <style:text-properties style:font-name="serif" fo:font-size="12.75pt" officeooo:paragraph-rsid="0033da6c"/>
    </style:style>
    <style:style style:name="P28" style:family="paragraph" style:parent-style-name="Standard">
      <style:text-properties style:font-name="serif" fo:font-size="12.75pt" officeooo:paragraph-rsid="003a52b6"/>
    </style:style>
    <style:style style:name="P29" style:family="paragraph" style:parent-style-name="Standard">
      <style:text-properties style:font-name="serif" fo:font-size="12.75pt" officeooo:paragraph-rsid="003b7e4f"/>
    </style:style>
    <style:style style:name="P30" style:family="paragraph" style:parent-style-name="Standard">
      <style:text-properties style:font-name="serif" fo:font-size="12.75pt" officeooo:paragraph-rsid="0041911d"/>
    </style:style>
    <style:style style:name="P31" style:family="paragraph" style:parent-style-name="Standard">
      <style:text-properties style:font-name="serif" fo:font-size="12.75pt" officeooo:rsid="0043437b" officeooo:paragraph-rsid="0043437b"/>
    </style:style>
    <style:style style:name="P32" style:family="paragraph" style:parent-style-name="Standard">
      <style:text-properties style:font-name="serif" fo:font-size="12.75pt" officeooo:paragraph-rsid="0043437b"/>
    </style:style>
    <style:style style:name="P33" style:family="paragraph" style:parent-style-name="Standard">
      <style:text-properties style:font-name="serif" fo:font-size="12.75pt" officeooo:rsid="0043e6e0" officeooo:paragraph-rsid="0043e6e0"/>
    </style:style>
    <style:style style:name="P34" style:family="paragraph" style:parent-style-name="Standard">
      <style:text-properties style:font-name="serif" fo:font-size="12.75pt" officeooo:paragraph-rsid="004411b1"/>
    </style:style>
    <style:style style:name="P35" style:family="paragraph" style:parent-style-name="Standard">
      <style:text-properties style:font-name="serif" fo:font-size="12.75pt" officeooo:rsid="004411b1" officeooo:paragraph-rsid="004411b1"/>
    </style:style>
    <style:style style:name="P36" style:family="paragraph" style:parent-style-name="Standard">
      <style:text-properties style:font-name="monospace" fo:font-size="11pt" style:font-size-asian="11pt" style:font-size-complex="11pt"/>
    </style:style>
    <style:style style:name="P37" style:family="paragraph" style:parent-style-name="Standard">
      <style:text-properties style:font-name="monospace" fo:font-size="9.75pt"/>
    </style:style>
    <style:style style:name="P38" style:family="paragraph" style:parent-style-name="Standard">
      <style:text-properties style:font-name="monospace" fo:font-size="9.75pt" officeooo:paragraph-rsid="0036de90"/>
    </style:style>
    <style:style style:name="P39" style:family="paragraph" style:parent-style-name="Standard">
      <style:text-properties style:font-name="monospace" fo:font-size="9.75pt" fo:font-weight="bold" style:font-weight-asian="bold" style:font-weight-complex="bold"/>
    </style:style>
    <style:style style:name="P40" style:family="paragraph" style:parent-style-name="Standard">
      <style:text-properties style:font-name="monospace" fo:font-size="9.75pt" fo:font-weight="bold" officeooo:paragraph-rsid="0036de90" style:font-weight-asian="bold" style:font-weight-complex="bold"/>
    </style:style>
    <style:style style:name="P41" style:family="paragraph" style:parent-style-name="Standard">
      <style:text-properties style:font-name="monospace" fo:font-size="11.25pt" officeooo:paragraph-rsid="0043e6e0"/>
    </style:style>
    <style:style style:name="P42" style:family="paragraph" style:parent-style-name="Standard">
      <style:text-properties style:font-name="monospace" fo:font-size="11.25pt" officeooo:rsid="0043e6e0" officeooo:paragraph-rsid="0043e6e0"/>
    </style:style>
    <style:style style:name="P43" style:family="paragraph" style:parent-style-name="Standard">
      <style:text-properties style:font-name="sans-serif" fo:font-size="11.25pt"/>
    </style:style>
    <style:style style:name="P44" style:family="paragraph" style:parent-style-name="Standard">
      <style:text-properties style:font-name="sans-serif" fo:font-size="22.5pt"/>
    </style:style>
    <style:style style:name="P45" style:family="paragraph" style:parent-style-name="Standard">
      <style:text-properties style:font-name="은 필기" fo:font-size="11pt" style:font-name-asian="은 필기" style:font-size-asian="11pt" style:font-size-complex="11pt"/>
    </style:style>
    <style:style style:name="P46" style:family="paragraph" style:parent-style-name="Standard">
      <style:text-properties style:font-name="은 필기" fo:font-size="11pt" officeooo:rsid="00273d56" officeooo:paragraph-rsid="0028f5bf" style:font-name-asian="은 필기" style:font-size-asian="11pt" style:font-size-complex="11pt"/>
    </style:style>
    <style:style style:name="P47" style:family="paragraph" style:parent-style-name="Standard">
      <style:text-properties style:font-name="은 필기" fo:font-size="11pt" officeooo:rsid="00273d56" officeooo:paragraph-rsid="00273d56" style:font-name-asian="은 필기" style:font-size-asian="11pt" style:font-size-complex="11pt"/>
    </style:style>
    <style:style style:name="P48" style:family="paragraph" style:parent-style-name="Standard">
      <style:text-properties style:font-name="은 필기" fo:font-size="11pt" officeooo:paragraph-rsid="002180ab" style:font-name-asian="은 필기" style:font-size-asian="11pt" style:font-size-complex="11pt"/>
    </style:style>
    <style:style style:name="P49" style:family="paragraph" style:parent-style-name="Standard">
      <style:text-properties style:font-name="은 필기" fo:font-size="12.75pt" style:font-name-asian="은 필기"/>
    </style:style>
    <style:style style:name="P50" style:family="paragraph" style:parent-style-name="Standard">
      <style:text-properties style:font-name="은 필기" fo:font-size="12.75pt" officeooo:paragraph-rsid="002a00c6" style:font-name-asian="은 필기"/>
    </style:style>
    <style:style style:name="P51" style:family="paragraph" style:parent-style-name="Standard">
      <style:text-properties style:font-name="은 필기" fo:font-size="12.75pt" officeooo:paragraph-rsid="002a123b" style:font-name-asian="은 필기"/>
    </style:style>
    <style:style style:name="P52" style:family="paragraph" style:parent-style-name="Standard">
      <style:text-properties style:font-name="은 필기" fo:font-size="12.75pt" officeooo:rsid="002df4c7" officeooo:paragraph-rsid="002df4c7" style:font-name-asian="은 필기"/>
    </style:style>
    <style:style style:name="P53" style:family="paragraph" style:parent-style-name="Standard">
      <style:text-properties style:font-name="은 필기" fo:font-size="12.75pt" officeooo:rsid="0033da6c" officeooo:paragraph-rsid="0033da6c" style:font-name-asian="은 필기"/>
    </style:style>
    <style:style style:name="P54" style:family="paragraph" style:parent-style-name="Standard">
      <style:text-properties style:font-name="은 필기" fo:font-size="12.75pt" officeooo:paragraph-rsid="0033da6c" style:font-name-asian="은 필기"/>
    </style:style>
    <style:style style:name="P55" style:family="paragraph" style:parent-style-name="Standard">
      <style:text-properties style:font-name="은 필기" fo:font-size="12.75pt" officeooo:paragraph-rsid="003a52b6" style:font-name-asian="은 필기"/>
    </style:style>
    <style:style style:name="P56" style:family="paragraph" style:parent-style-name="Standard">
      <style:text-properties style:font-name="은 필기" fo:font-size="12.75pt" officeooo:paragraph-rsid="003b7e4f" style:font-name-asian="은 필기"/>
    </style:style>
    <style:style style:name="P57" style:family="paragraph" style:parent-style-name="Standard">
      <style:text-properties style:font-name="은 필기" fo:font-size="12.75pt" officeooo:paragraph-rsid="0041911d" style:font-name-asian="은 필기"/>
    </style:style>
    <style:style style:name="P58" style:family="paragraph" style:parent-style-name="Standard">
      <style:text-properties style:font-name="은 필기" fo:font-size="12.75pt" officeooo:rsid="0041911d" officeooo:paragraph-rsid="0041911d" style:font-name-asian="은 필기"/>
    </style:style>
    <style:style style:name="P59" style:family="paragraph" style:parent-style-name="Standard">
      <style:text-properties style:font-name="은 필기" fo:font-size="12.75pt" officeooo:rsid="0043437b" officeooo:paragraph-rsid="0043437b" style:font-name-asian="은 필기"/>
    </style:style>
    <style:style style:name="P60" style:family="paragraph" style:parent-style-name="Standard">
      <style:text-properties style:font-name="은 필기" fo:font-size="12.75pt" officeooo:rsid="004411b1" officeooo:paragraph-rsid="004411b1" style:font-name-asian="은 필기"/>
    </style:style>
    <style:style style:name="P61" style:family="paragraph" style:parent-style-name="Standard">
      <style:text-properties style:font-name="은 필기" fo:font-size="12.75pt" officeooo:paragraph-rsid="004411b1" style:font-name-asian="은 필기"/>
    </style:style>
    <style:style style:name="P62" style:family="paragraph" style:parent-style-name="Standard">
      <style:text-properties style:font-name="은 필기" style:font-name-asian="은 필기"/>
    </style:style>
    <style:style style:name="P63" style:family="paragraph" style:parent-style-name="Standard">
      <style:text-properties style:font-name="은 필기" officeooo:paragraph-rsid="002f9738" style:font-name-asian="은 필기"/>
    </style:style>
    <style:style style:name="P64" style:family="paragraph" style:parent-style-name="Standard">
      <style:text-properties style:font-name="은 필기" officeooo:paragraph-rsid="0043437b" style:font-name-asian="은 필기"/>
    </style:style>
    <style:style style:name="P65" style:family="paragraph" style:parent-style-name="Standard">
      <style:text-properties style:font-name="은 필기" fo:font-size="10.5pt" style:font-name-asian="은 필기"/>
    </style:style>
    <style:style style:name="P66" style:family="paragraph" style:parent-style-name="Standard">
      <style:text-properties style:font-name="은 필기" fo:font-size="10.5pt" officeooo:rsid="003b7e4f" officeooo:paragraph-rsid="003b7e4f" style:font-name-asian="은 필기"/>
    </style:style>
    <style:style style:name="P67" style:family="paragraph" style:parent-style-name="Standard">
      <style:text-properties style:font-name="은 필기" fo:font-size="10.5pt" officeooo:paragraph-rsid="0043437b" style:font-name-asian="은 필기"/>
    </style:style>
    <style:style style:name="P68" style:family="paragraph" style:parent-style-name="Standard">
      <style:text-properties style:font-name="은 필기" fo:font-size="11.25pt" officeooo:rsid="0043e6e0" officeooo:paragraph-rsid="0043e6e0" style:font-name-asian="은 필기"/>
    </style:style>
    <style:style style:name="P69" style:family="paragraph" style:parent-style-name="Standard">
      <style:text-properties style:font-name="은 필기" fo:font-size="11.25pt" officeooo:paragraph-rsid="0043e6e0" style:font-name-asian="은 필기"/>
    </style:style>
    <style:style style:name="P70" style:family="paragraph" style:parent-style-name="Standard">
      <style:text-properties fo:color="#ff0000" style:font-name="은 필기" officeooo:rsid="00351c2e" officeooo:paragraph-rsid="00351c2e" style:font-name-asian="은 필기"/>
    </style:style>
    <style:style style:name="P71" style:family="paragraph" style:parent-style-name="Standard">
      <style:text-properties fo:color="#ff0000" style:font-name="은 필기" fo:font-size="12.75pt" officeooo:rsid="004411b1" officeooo:paragraph-rsid="004411b1" style:font-name-asian="은 필기"/>
    </style:style>
    <style:style style:name="P72" style:family="paragraph" style:parent-style-name="Standard">
      <style:text-properties officeooo:rsid="0043437b" officeooo:paragraph-rsid="0043437b"/>
    </style:style>
    <style:style style:name="P73" style:family="paragraph" style:parent-style-name="Standard">
      <style:text-properties officeooo:paragraph-rsid="0043437b"/>
    </style:style>
    <style:style style:name="P74" style:family="paragraph" style:parent-style-name="Standard">
      <style:paragraph-properties fo:margin-left="0cm" fo:margin-right="0cm" fo:text-indent="0cm" style:auto-text-indent="false"/>
      <style:text-properties style:font-name="serif" fo:font-size="11pt" style:font-size-asian="11pt" style:font-size-complex="11pt"/>
    </style:style>
    <style:style style:name="P75" style:family="paragraph" style:parent-style-name="Standard">
      <style:paragraph-properties fo:margin-left="0cm" fo:margin-right="0cm" fo:text-indent="0cm" style:auto-text-indent="false"/>
      <style:text-properties style:font-name="은 필기" fo:font-size="11pt" style:font-name-asian="은 필기" style:font-size-asian="11pt" style:font-size-complex="11pt"/>
    </style:style>
    <style:style style:name="P76" style:family="paragraph" style:parent-style-name="Standard">
      <style:paragraph-properties fo:margin-left="0cm" fo:margin-right="0cm" fo:text-indent="0cm" style:auto-text-indent="false"/>
      <style:text-properties style:font-name="은 필기" fo:font-size="11pt" officeooo:paragraph-rsid="0015993b" style:font-name-asian="은 필기" style:font-size-asian="11pt" style:font-size-complex="11pt"/>
    </style:style>
    <style:style style:name="P77" style:family="paragraph" style:parent-style-name="Standard">
      <style:paragraph-properties fo:margin-left="0cm" fo:margin-right="0cm" fo:text-indent="0cm" style:auto-text-indent="false"/>
      <style:text-properties style:font-name="은 필기" fo:font-size="11pt" officeooo:paragraph-rsid="0015adea" style:font-name-asian="은 필기" style:font-size-asian="11pt" style:font-size-complex="11pt"/>
    </style:style>
    <style:style style:name="P78" style:family="paragraph" style:parent-style-name="Standard">
      <style:paragraph-properties fo:margin-left="0cm" fo:margin-right="0cm" fo:text-indent="0cm" style:auto-text-indent="false"/>
      <style:text-properties style:font-name="은 필기" fo:font-size="11pt" officeooo:rsid="00188a8b" officeooo:paragraph-rsid="00188a8b" style:font-name-asian="은 필기" style:font-size-asian="11pt" style:font-size-complex="11pt"/>
    </style:style>
    <style:style style:name="P79" style:family="paragraph" style:parent-style-name="Standard">
      <style:paragraph-properties fo:margin-left="0cm" fo:margin-right="0cm" fo:text-indent="0cm" style:auto-text-indent="false"/>
      <style:text-properties style:font-name="은 필기" fo:font-size="11pt" officeooo:rsid="001c3b44" officeooo:paragraph-rsid="001c3b44" style:font-name-asian="은 필기" style:font-size-asian="11pt" style:font-size-complex="11pt"/>
    </style:style>
    <style:style style:name="P80" style:family="paragraph">
      <style:paragraph-properties fo:text-align="center"/>
    </style:style>
    <style:style style:name="T1" style:family="text">
      <style:text-properties style:font-name="serif"/>
    </style:style>
    <style:style style:name="T2" style:family="text">
      <style:text-properties style:font-name="serif" fo:font-size="12.75pt"/>
    </style:style>
    <style:style style:name="T3" style:family="text">
      <style:text-properties style:font-name="serif" fo:font-size="12.75pt" officeooo:rsid="004411b1"/>
    </style:style>
    <style:style style:name="T4" style:family="text">
      <style:text-properties style:font-name="serif" fo:font-size="12pt"/>
    </style:style>
    <style:style style:name="T5" style:family="text">
      <style:text-properties style:font-name="serif" fo:font-size="12pt" officeooo:rsid="0043e6e0"/>
    </style:style>
    <style:style style:name="T6" style:family="text">
      <style:text-properties style:font-name="monospace"/>
    </style:style>
    <style:style style:name="T7" style:family="text">
      <style:text-properties style:font-name="monospace" fo:font-size="11.25pt"/>
    </style:style>
    <style:style style:name="T8" style:family="text">
      <style:text-properties style:font-name="monospace" fo:font-size="12pt"/>
    </style:style>
    <style:style style:name="T9" style:family="text">
      <style:text-properties officeooo:rsid="001e13e7"/>
    </style:style>
    <style:style style:name="T10" style:family="text">
      <style:text-properties officeooo:rsid="001f4bc3"/>
    </style:style>
    <style:style style:name="T11" style:family="text">
      <style:text-properties fo:font-size="9pt"/>
    </style:style>
    <style:style style:name="T12" style:family="text">
      <style:text-properties fo:font-size="9pt"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officeooo:rsid="00204d9b"/>
    </style:style>
    <style:style style:name="T15" style:family="text">
      <style:text-properties fo:background-color="#ffff00" loext:char-shading-value="0"/>
    </style:style>
    <style:style style:name="T16" style:family="text">
      <style:text-properties officeooo:rsid="002180ab"/>
    </style:style>
    <style:style style:name="T17" style:family="text">
      <style:text-properties officeooo:rsid="0024cbe5"/>
    </style:style>
    <style:style style:name="T18" style:family="text">
      <style:text-properties officeooo:rsid="00273d56"/>
    </style:style>
    <style:style style:name="T19" style:family="text">
      <style:text-properties officeooo:rsid="0027d416"/>
    </style:style>
    <style:style style:name="T20" style:family="text">
      <style:text-properties officeooo:rsid="002a00c6"/>
    </style:style>
    <style:style style:name="T21" style:family="text">
      <style:text-properties style:font-name="Purisa"/>
    </style:style>
    <style:style style:name="T22" style:family="text">
      <style:text-properties fo:font-size="12pt"/>
    </style:style>
    <style:style style:name="T23" style:family="text">
      <style:text-properties fo:font-size="12pt" officeooo:rsid="002db9b6"/>
    </style:style>
    <style:style style:name="T24" style:family="text">
      <style:text-properties fo:font-size="12pt" officeooo:rsid="003a52b6"/>
    </style:style>
    <style:style style:name="T25" style:family="text">
      <style:text-properties fo:font-size="12pt" officeooo:rsid="003b7e4f"/>
    </style:style>
    <style:style style:name="T26" style:family="text">
      <style:text-properties fo:font-size="12pt" officeooo:rsid="0043e6e0"/>
    </style:style>
    <style:style style:name="T27" style:family="text">
      <style:text-properties officeooo:rsid="002df4c7"/>
    </style:style>
    <style:style style:name="T28" style:family="text">
      <style:text-properties officeooo:rsid="002f9738"/>
    </style:style>
    <style:style style:name="T29" style:family="text">
      <style:text-properties officeooo:rsid="0033da6c"/>
    </style:style>
    <style:style style:name="T30" style:family="text">
      <style:text-properties fo:font-size="12.75pt"/>
    </style:style>
    <style:style style:name="T31" style:family="text">
      <style:text-properties fo:font-size="12.75pt" officeooo:rsid="002f9738"/>
    </style:style>
    <style:style style:name="T32" style:family="text">
      <style:text-properties fo:font-size="12.75pt" officeooo:rsid="0043437b"/>
    </style:style>
    <style:style style:name="T33" style:family="text">
      <style:text-properties fo:font-size="12.75pt" officeooo:rsid="004411b1"/>
    </style:style>
    <style:style style:name="T34" style:family="text">
      <style:text-properties fo:font-size="11.25pt" officeooo:rsid="003a52b6"/>
    </style:style>
    <style:style style:name="T35" style:family="text">
      <style:text-properties officeooo:rsid="003a52b6"/>
    </style:style>
    <style:style style:name="T36" style:family="text">
      <style:text-properties officeooo:rsid="003b7e4f"/>
    </style:style>
    <style:style style:name="T37" style:family="text">
      <style:text-properties fo:color="#ff0000" fo:font-weight="bold" style:font-weight-asian="bold" style:font-weight-complex="bold"/>
    </style:style>
    <style:style style:name="T38" style:family="text">
      <style:text-properties officeooo:rsid="0041911d"/>
    </style:style>
    <style:style style:name="T39" style:family="text">
      <style:text-properties officeooo:rsid="0043437b"/>
    </style:style>
    <style:style style:name="T40" style:family="text">
      <style:text-properties style:font-name="은 필기" fo:font-size="12pt" style:font-name-asian="은 필기"/>
    </style:style>
    <style:style style:name="T41" style:family="text">
      <style:text-properties officeooo:rsid="0043e6e0"/>
    </style:style>
    <style:style style:name="T42" style:family="text">
      <style:text-properties officeooo:rsid="004411b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text:p>
      <text:p text:style-name="P5"><draw:line text:anchor-type="paragraph" draw:z-index="0" draw:name="모양1" draw:style-name="gr1" draw:text-style-name="P80" svg:x1="-0.601cm" svg:y1="0.323cm" svg:x2="18.158cm" svg:y2="0.323cm"><text:p/></draw:line></text:p>
      <text:p text:style-name="P9">How to Write a Simple Makefile</text:p>
      <text:p text:style-name="P1"/>
      <text:p text:style-name="P2"/>
      <text:p text:style-name="P13">The mechanics of programming usually follow a fairly simple routine of editing source files, compiling the source into an executable form, and debugging the result.</text:p>
      <text:p text:style-name="P76">프로그래밍 과정은 보통 정말 단순한 과정을 따르는데 소스 파일을 작성하고, 실행 가능한 형태로 컴파일하기, 결과 디버깅하는 과정을 거친다.</text:p>
      <text:p text:style-name="P14"><text:s/></text:p>
      <text:p text:style-name="P13">Although transforming the source into an executable is considered routine, if done</text:p>
      <text:p text:style-name="P13">incorrectly a programmer can waste immense amounts of time tracking down the</text:p>
      <text:p text:style-name="P15">problem.</text:p>
      <text:p text:style-name="P77">소스를 실행 가능한 것으로 변형은 틀에 박힌 일로 여겨지더라도, 잘못 됐다면 프로그래머가 문제를 추적하는데 엄청난 시간을 낭비 할 수도 있다.</text:p>
      <text:p text:style-name="P15"/>
      <text:p text:style-name="P15">Most developers have experienced the frustration of modifying a function and running the new code only to find that their change did not fix the bug. </text:p>
      <text:p text:style-name="P77">대부분의 개발자들은 함수를 변경하는 불만을 경험해왔고 수정 사항들이 버그를 수정할 수 없는 것을 단지 찾기 위한 코드를 수행하는 데 불만을 가져왔다.</text:p>
      <text:p text:style-name="P15"/>
      <text:p text:style-name="P16">Later they discover that they were never executing their modified function because of some procedural error such as failing to recompile the source, relink the executable, or rebuild a jar. </text:p>
      <text:p text:style-name="P78">소스를 재컴파일, 실행파일을 재링크하거나 <text:span text:style-name="T17">jar를</text:span> 재빌드하는 데 실패하는 것과 같은 과정중에 발생하는 에러 때문에 변경된 함수를 실행할 수 없다는 <text:s/>나중에 알게 된다.</text:p>
      <text:p text:style-name="P17"/>
      <text:p text:style-name="P16">Moreover, as the program’s complexity grows these mundane tasks can become increasingly error-prone as different versions of the program are developed, perhaps for other platforms or other versions of support libraries, etc.</text:p>
      <text:p text:style-name="P75">게다가, 프로그램의 복잡도가 증가함에 따라 이런 재미없는 작업들은 다른 버젼의 프로그램, 아마 다른 플렛폼이나 라이브러를 지원하는 다른 버전 등과 같이 점차 에러를 낼 수 있다.프로그램의 복잡도가 점차 높아진다.</text:p>
      <text:p text:style-name="P13"/>
      <text:p text:style-name="P13">The <text:span text:style-name="T6">make </text:span>program is intended to automate the mundane aspects of transforming</text:p>
      <text:p text:style-name="P18">source code into an executable. </text:p>
      <text:p text:style-name="P79">make는 소스코드를 실행가능한 것으로 변경하는 재미없는 작업들을 자동으로 하도록 돼 있다.</text:p>
      <text:p text:style-name="P19"/>
      <text:p text:style-name="P18">The advantages of <text:span text:style-name="T6">make </text:span>over scripts is that you can specify the relationships between the elements of your program to <text:span text:style-name="T6">make</text:span>, and it knows through these relationships and timestamps exactly what steps need to be redone to produce the desired program each time. Using this information, <text:span text:style-name="T6">make </text:span>can also optimize the build process avoiding unnecessary steps.</text:p>
      <text:p text:style-name="P79">make의 스크립트 이점은 만들 프로그램 항목들 간의 관계를 명시할 수 있고, 이 관계들과 각 시간에 원하는 프로그램을 생산하는 다시 해야 할 필요한 단계가 정확히 시간 단위와 관계들을 통해 알 수 있다.</text:p>
      <text:p text:style-name="P79">이 정보를 이용해서, make는 <text:s/>필요 없는 단계를 제거하는 빌드 과정을 최적화 할 수 있다.</text:p>
      <text:p text:style-name="P18"/>
      <text:p text:style-name="P13">GNU <text:span text:style-name="T6">make</text:span>(and other variants of <text:span text:style-name="T6">make</text:span>) do precisely this. <text:span text:style-name="T6">Make </text:span>defines a language for</text:p>
      <text:p text:style-name="P18"><text:soft-page-break/>describing the relationships between source code, intermediate files, and executables. </text:p>
      <text:p text:style-name="P79">GNU make는 이걸 정확히 할 수 있다. <text:span text:style-name="T9">Make는 소스코드, 중계 파일들과 실행파일들 사이의 관계를 묘사하는 언어를 정의한다.</text:span></text:p>
      <text:p text:style-name="P18"/>
      <text:p text:style-name="P18">It also provides features to manage alternate configurations, implement reusable libraries of specifications, and parameterize processes with user-defined macros.</text:p>
      <text:p text:style-name="P13">In short, <text:span text:style-name="T6">make </text:span>can be considered the center of the development process by providing</text:p>
      <text:p text:style-name="P13">a roadmap of an application’s components and how they fit together.</text:p>
      <text:p text:style-name="P75">이것은 또한 다른 환경을 관리하, 특정 라이브러를 실행하고 사용자 정의 매크로들을 매개변수화하는 기능을 제공한다.</text:p>
      <text:p text:style-name="P13"/>
      <text:p text:style-name="P13">The specification that <text:span text:style-name="T6">make </text:span>uses is generally saved in a file named makefile. Here is a</text:p>
      <text:p text:style-name="P13">makefile to build the traditional “Hello, World” program:</text:p>
      <text:p text:style-name="P75"><text:span text:style-name="T10">make가 사용하는 </text:span>이 특징은 일반적으로 <text:span text:style-name="T10">makefile 이름으로 저장된다. 여기 “Hello, World” 프로그램을 만드는 makefile이 있다:</text:span></text:p>
      <text:p text:style-name="P13"/>
      <text:p text:style-name="P13"/>
      <text:p text:style-name="P20"><text:tab/>hello: hello.c</text:p>
      <text:p text:style-name="P20"><text:tab/><text:tab/>gcc hello.c -o hello</text:p>
      <text:p text:style-name="P20"/>
      <text:p text:style-name="P13">To build the program execute <text:span text:style-name="T6">make </text:span>by typing:</text:p>
      <text:p text:style-name="P75">프로그램을 빌드하기 위해서는 <text:span text:style-name="T18">make 치면 실행된다:</text:span></text:p>
      <text:p text:style-name="P12"><text:tab/>$<text:span text:style-name="T13">make</text:span></text:p>
      <text:p text:style-name="P2"/>
      <text:p text:style-name="P2">at the command prompt of your favorite shell. This will cause the <text:span text:style-name="T6">make </text:span>program to</text:p>
      <text:p text:style-name="P2">read the makefile and build the first target it finds there:</text:p>
      <text:p text:style-name="P47">커멘드 창에서, 이것은 make 프로그램이 makefile을 읽고 첫번째 타겟을 빌드하도록 돼 있다.</text:p>
      <text:p text:style-name="P12"><text:tab/>$<text:span text:style-name="T13">make</text:span></text:p>
      <text:p text:style-name="P12"><text:tab/>gcc hello.c -o hello</text:p>
      <text:p text:style-name="P2"/>
      <text:p text:style-name="P2">If a target is included as <text:span text:style-name="T15">a command-line argument</text:span>, that target is updated. If no com-</text:p>
      <text:p text:style-name="P2">mand-line targets are given, then the first target in the file is used, called the</text:p>
      <text:p text:style-name="P2">default goal.</text:p>
      <text:p text:style-name="P45">타겟이 <text:span text:style-name="T14">command-line 인수로 포함되어졌다면, 그 타겟은 업데이트된다. 만약 command-line 타겟이 주어지지 않으면, 기본 목표라 하는 파일의 첫번째 타겟이 사용된다.</text:span></text:p>
      <text:p text:style-name="P2"/>
      <text:p text:style-name="P2">Typically the default goal in most makefiles is to build a program. This usually</text:p>
      <text:p text:style-name="P3">involves many steps. </text:p>
      <text:p text:style-name="P48">일반적으로 대부분의 <text:span text:style-name="T16">makefile에서 </text:span>기본 목표는 프로그램을 만드는 것이다. 이것은 많은 과정을 보통 포함한다.</text:p>
      <text:p text:style-name="P3"/>
      <text:p text:style-name="P3">Often the source code for the program is incomplete and the source must be generated using utilities such as <text:span text:style-name="T6">flex </text:span>or <text:span text:style-name="T6">bison</text:span>. Next the source is compiled into binary object files (.o files for C/C++, .class files for Java, etc.). Then,for C/C++, the object files are bound together by a linker (usually invoked through the compiler,<text:span text:style-name="T6">gcc</text:span>) to form an executable program.</text:p>
      <text:p text:style-name="P48">가끔 프로그램에 대한 소스코드는 <text:s/>불완전하고 <text:s/>그 소스는 <text:span text:style-name="T16">flex나 bison같은 것들을 사용해서 생성되어져야만 한다. 다음으로 <text:s/>그 소스는 이진 오브텍트 파일로 컴파일된다(.o 파일들 C/C++, .class JAVA용,등등). 그때, C/C++ </text:span></text:p>
      <text:p text:style-name="P2"/>
      <text:p text:style-name="P2">Modifying any of the source files and re-invoking <text:span text:style-name="T6">make </text:span>will cause some, but usually</text:p>
      <text:p text:style-name="P2">not all, of these commands to be repeated so the source code changes are properly</text:p>
      <text:p text:style-name="P2">incorporated into the executable. The specification file, or makefile, describes the</text:p>
      <text:p text:style-name="P2"><text:soft-page-break/>relationship between the source, intermediate, and executable program files so that</text:p>
      <text:p text:style-name="P12">make <text:span text:style-name="T1">can perform the minimum amount of work necessary to update the executable.</text:span></text:p>
      <text:p text:style-name="P2">So the principle value of <text:span text:style-name="T6">make </text:span>comes from its ability to perform the complex series of</text:p>
      <text:p text:style-name="P2">commands necessary to build an application and to optimize these operations when</text:p>
      <text:p text:style-name="P2">possible to reduce the time taken by the edit-compile-debug cycle. Furthermore,</text:p>
      <text:p text:style-name="P12">make <text:span text:style-name="T1">is flexible enough to be used anywhere one kind of file depends on another from traditional programming in C/C++ to Java, TEX, database management, and more.</text:span></text:p>
      <text:p text:style-name="P46">소스파일을 변경하는 것과 make를 재 실행하는 것은 일부를 불러오지 보통 전체를 불러오지는 안는다. 반복된 이 명령어들은 실행가능한 것으로 적당히 포함되어진다. 특정 파일, 또는 <text:span text:style-name="T19">makefile은 소스, 중계파일과 실행 프로그램 파일 간의 관계를 정해줘서 make가 실행파일을 업데이트하는데 최소한의 작업이 들도록 한다. mke의 주요 가치는 복잡한 명령들의 수행하는 능력인데 앱을 만들고 이 동작들을 최적화하는것이다 edit-compile-debug싸이클에 의해 소요되는 시간을 감소하는데. 게다가, make는 C/C++에서 <text:s text:c="2"/>전통적인 프로그래밍 부터 <text:s/>Java,TEX, 데이타베이스 관리,그리고 더 많은 것들까지 사용될 수 있어서 충분히 유연하다.</text:span></text:p>
      <text:p text:style-name="P8"/>
      <text:p text:style-name="P8">Targets and Prerequisites</text:p>
      <text:p text:style-name="P1"/>
      <text:p text:style-name="P23">Essentially a makefile contains a set of rules used to build an application.</text:p>
      <text:p text:style-name="P50">근본적으로 <text:span text:style-name="T20">makefile은 앱을 빌드하는데 사용되는 법칙들이 있다.</text:span></text:p>
      <text:p text:style-name="P23">The first rule seen by <text:span text:style-name="T7">make </text:span>is used as the <text:span text:style-name="T21">default rule</text:span>. A rule consists of three parts: the target, its prerequisites, and the command(s) to perform:</text:p>
      <text:p text:style-name="P50"><text:span text:style-name="T20">make에 의해 보이는 </text:span>첫번째 법칙은 기본 법칙으로 사용된다. 규칙은 세개의 파트로 구성되어 있다: 목표, 그것의 전재 조건과 수행하기 위한 명령이다.</text:p>
      <text:p text:style-name="P11"/>
      <text:p text:style-name="P11"><text:tab/>target:prereq<text:span text:style-name="T11">1 </text:span>prereq<text:span text:style-name="T11">2</text:span></text:p>
      <text:p text:style-name="P11"><text:tab/><text:tab/>commands</text:p>
      <text:p text:style-name="P1">The target is the file or thing that must be made. The prerequisites or</text:p>
      <text:p text:style-name="P1">dependents are those files that must exist before the target can be successfully created. And the commands are those shell commands that will create the target from the prerequisites.</text:p>
      <text:p text:style-name="P49">목표는 파일이나 만들어져야 할 어떤 것이다. 전재 조건이나 의존관계는 목표가 잘 생성되기 전에 존재 해야 하는 파일들이다.</text:p>
      <text:p text:style-name="P1"/>
      <text:p text:style-name="P24">Here is a rule for compiling a C file,foo.c, into an object file,foo.o<text:span text:style-name="T22">:</text:span></text:p>
      <text:p text:style-name="P51"><text:span text:style-name="T22">여기에 </text:span><text:span text:style-name="T23">c파일 foo.c를 컴파일하는 규칙이 있고, foo.o로 변경된다:</text:span></text:p>
      <text:p text:style-name="P11"/>
      <text:p text:style-name="P11"><text:tab/>foo.o: foo.c foo.h</text:p>
      <text:p text:style-name="P11"><text:tab/><text:tab/>gcc -c foo.c</text:p>
      <text:p text:style-name="P1"/>
      <text:p text:style-name="P1">The target file foo.o appears before the colon. The prerequisites foo.c</text:p>
      <text:p text:style-name="P1">and foo.h appear after the colon. The command script usually appears on the following lines and is preceded by a tab character.</text:p>
      <text:p text:style-name="P65">타겟 파일 <text:span text:style-name="T27">foo.o는 콜론 앞에 있다. 전제조건 foo.c와 foo.h는 콜론 뒤에 있다. 명령어 문구는 다음 줄에 오고 탭 다음에 온다. </text:span></text:p>
      <text:p text:style-name="P4"/>
      <text:p text:style-name="P25"><text:soft-page-break/>When <text:span text:style-name="T7">make </text:span>is asked to evaluate a rule, it begins by finding the files indicated by the prerequisites and target. If any of the prerequisites has an associated rule, <text:span text:style-name="T7">make </text:span>attempts to update those first. </text:p>
      <text:p text:style-name="P52">make가 규칙을 평가해야 할 때, 전재조건과 목표로 표시된 파일들을 찾는 걸 시작한다. 만약 전재조건들에 관련된 규칙이 있다면, make는 그것들을 먼저 업데이트를 시도한다.</text:p>
      <text:p text:style-name="P25"/>
      <text:p text:style-name="P25">Next, the target file is considered. If any prerequisite is newer than the target, the target is remade by executing the commands. Each command line is passed to the shell and is executed in its own subshell. If any of the commands generates an error, the building of the target is terminated and <text:span text:style-name="T7">make </text:span>exits. One file is considered newer than another if it has been modified more recently.</text:p>
      <text:p text:style-name="P1">다음으로, 타겟 파일이 검토된다. 전제조건이 타겟보다 최신이면, 타겟은 명령들을 수행하므로 다시 생성된다. 각 명령라이은 쉘에 전달되고 그것의 하위 쉘에서 수행된다. 명령들이 에러를 만들면, 타겟의 생성은 멈추고 <text:span text:style-name="T28">make는 빠져나온다. 한개 파일이 더 최근에 변경이 되어졌다면 다른 파일보도 최신으로 보여진다.</text:span></text:p>
      <text:p text:style-name="P1"/>
      <text:p text:style-name="Standard"><text:span text:style-name="T2">Here is a program to count the number of occurrences of the words “fee,” “fie,” “foe,” and “fum” in its input. It uses a </text:span><text:span text:style-name="T7">flex </text:span><text:span text:style-name="T2">scanner driven by a simple main:</text:span></text:p>
      <text:p text:style-name="P63"><text:span text:style-name="T30">여기에 단어들 “fee,” “fie,” “foe,” and “fum” </text:span><text:span text:style-name="T31">입력에 몇번이 나오는지 숫자를 세는 프로그램이 있다. 단순 main에 의해서 불리는 flex 검출기를 사용한다:</text:span></text:p>
      <text:p text:style-name="Standard"><text:span text:style-name="T2"/></text:p>
      <text:p text:style-name="P11"><text:tab/>#include &lt;stdio.h&gt;</text:p>
      <text:p text:style-name="P11"><text:tab/>extern int fee_count, fie_count, foe_count, fum_count;</text:p>
      <text:p text:style-name="P11"><text:tab/>extern int yylex( void );</text:p>
      <text:p text:style-name="P11"><text:tab/>int main( int argc, char ** argv )</text:p>
      <text:p text:style-name="P11"><text:tab/>{<text:tab/><text:tab/></text:p>
      <text:p text:style-name="P11"><text:tab/><text:tab/>yylex ();</text:p>
      <text:p text:style-name="P11"><text:tab/><text:tab/>printf( "%d %d %d %d\n", fee_count, fie_count, foe_count, fum_count );</text:p>
      <text:p text:style-name="P11"><text:tab/><text:tab/>exit( 0 );</text:p>
      <text:p text:style-name="P11"><text:tab/>}</text:p>
      <text:p text:style-name="P1"/>
      <text:p text:style-name="P1">The scanner is very simple:</text:p>
      <text:p text:style-name="P11"><text:tab/><text:tab/>int fee_count = 0;</text:p>
      <text:p text:style-name="P11"><text:tab/><text:tab/>int fie_count = 0;</text:p>
      <text:p text:style-name="P11"><text:tab/><text:tab/>int foe_count = 0;</text:p>
      <text:p text:style-name="P11"><text:tab/><text:tab/>int fum_count = 0;</text:p>
      <text:p text:style-name="P11"><text:tab/>%%</text:p>
      <text:p text:style-name="P11"><text:tab/>fee fee_count++;</text:p>
      <text:p text:style-name="P11"><text:tab/>fie fie_count++;</text:p>
      <text:p text:style-name="P11"><text:tab/>foe foe_count++;</text:p>
      <text:p text:style-name="P11"><text:tab/>fum fum_count++;</text:p>
      <text:p text:style-name="P1"/>
      <text:p text:style-name="P1">The makefile for this program is also quite simple:</text:p>
      <text:p text:style-name="P11"><text:tab/>count_words: count_words.o lexer.o -lfl</text:p>
      <text:p text:style-name="P11"><text:tab/><text:tab/>gcc count_words.o lexer.o -lfl -ocount_words</text:p>
      <text:p text:style-name="P11"><text:tab/>count_words.o: count_words.c</text:p>
      <text:p text:style-name="P11"><text:tab/><text:tab/>gcc -c count_words.c</text:p>
      <text:p text:style-name="P11"><text:tab/>lexer.o: lexer.c</text:p>
      <text:p text:style-name="P11"><text:tab/><text:tab/>gcc -c lexer.c</text:p>
      <text:p text:style-name="P11"><text:tab/>lexer.c: lexer.l</text:p>
      <text:p text:style-name="P11"><text:tab/><text:tab/>flex -t lexer.l &gt; lexer.c</text:p>
      <text:p text:style-name="P1"/>
      <text:p text:style-name="P1">When this makefile is executed for the first time, we see:</text:p>
      <text:p text:style-name="P11"><text:soft-page-break/><text:tab/>$make</text:p>
      <text:p text:style-name="P11"><text:tab/>gcc -c count_words.c</text:p>
      <text:p text:style-name="P11"><text:tab/>flex -t lexer.l &gt; lexer.c</text:p>
      <text:p text:style-name="P11"><text:tab/>gcc -c lexer.c</text:p>
      <text:p text:style-name="P11"><text:tab/>gcc count_words.o lexer.o -lfl -ocount_words</text:p>
      <text:p text:style-name="P7"/>
      <text:p text:style-name="P1">We now have an executable program. Of course, real programs typically consist of more modules than this. Also, as you will see later, this makefile</text:p>
      <text:p text:style-name="P26">does not use most of the features of <text:span text:style-name="T7">make </text:span>so it’s more verbose than necessary. Nevertheless, this is a functional and useful makefile. For instance, during the writing of this example, I executed the makefile several dozen times while experimenting with the program.</text:p>
      <text:p text:style-name="P53">이제 우리는 실행가능한 파일이 있다. 물론, 실제 프로그램은 이것보다 더 많은 모듈들로 구성이 되어있다. 또한, 나중에 보게 되겠지만, 이것은 make기능의 대부분을 사용하지 않는다. 그래서 이것은 필수가 아닌 장황한 것이다. 그럼에도 불구하고, 이것은 기능적이고 유용한 makefile이다. 예를들어, 이 예제를 쓰는 동안, 나는 프로그램을 실험하는동안 수십번을 makefile을 수행했다.</text:p>
      <text:p text:style-name="P26"/>
      <text:p text:style-name="P27">As you look at the makefile and sample execution, you may notice that the order in which commands are executed by <text:span text:style-name="T7">make </text:span>are nearly the opposite to the order they occur in the makefile. </text:p>
      <text:p text:style-name="P53">makefile과 예제 실행파일에 보이는 것과 같이, 명령들이 수행되어지는 과정이 makefile에서 발생하는 순서와 반대라는 걸 알 수 있다.</text:p>
      <text:p text:style-name="P27">This top-down style is common in makefiles. Usually the most general form of target is specified first in the makefile and the details are left for later.</text:p>
      <text:p text:style-name="P54">이 <text:span text:style-name="T29">top-down형태는 makefile에서 일반적이다. 보통 타겟의 가장 일반적인 형태는 makefile에 처음으로 표시되어지고 자세한 것은 나중에 설명되어진다.</text:span></text:p>
      <text:p text:style-name="P27"/>
      <text:p text:style-name="P1">The <text:span text:style-name="T7">make </text:span>program supports this style in many ways. Chief among these is</text:p>
      <text:p text:style-name="Standard"><text:span text:style-name="T7">make</text:span>’<text:span text:style-name="T2">s two phase execution model and recursive variables. We will discuss these in great detail in later chapters.</text:span></text:p>
      <text:p text:style-name="P70"><text:span text:style-name="T30">Make 프로그램은 여러 가지로 이 형태를 지원한다. 이것들 중에 가장 중요한 것은 make의 두가지 형태 실행 모델과 재귀 변수 실행이다. 우리는 이것들을 다음 장에서 정말 자세히 다룰 것이다.</text:span></text:p>
      <text:p text:style-name="P8"/>
      <text:p text:style-name="P8">Dependency Checking</text:p>
      <text:p text:style-name="P1">How did <text:span text:style-name="T7">make </text:span>decide what to do? Let’s go over the previous execution in more detail to find out.</text:p>
      <text:p text:style-name="P49">무얼 할지 어떻게 <text:span text:style-name="T35">make는 정했나? <text:s/>찾기 위해 좀 더 자세히 이전 실행을 다시 해 보자.</text:span></text:p>
      <text:p text:style-name="P1"/>
      <text:p text:style-name="P28">First <text:span text:style-name="T7">make </text:span>notices that the command line contains no targets so it decides to make the default goal, count_words. It checks for prerequisites and sees three: count_words.o<text:span text:style-name="T22">, </text:span>lexer.o, and <text:span text:style-name="T7">-lfl</text:span><text:span text:style-name="T22">. </text:span><text:span text:style-name="T7">Make </text:span>now considers how to build count_words.o and sees a rule for it. </text:p>
      <text:p text:style-name="P55">처음 <text:span text:style-name="T35">make는 명령 라인이 타겟이 없는 지를 알고 기본 목표 count_words를 수행 할 것을 결정한다. 전재조건들과 세가지 <text:s/>count_words.o</text:span><text:span text:style-name="T24">, </text:span><text:span text:style-name="T35">lexer.o, and </text:span><text:span text:style-name="T34">-lfl를 확인한다. make는 <text:s/></text:span><text:span text:style-name="T35">count_words.o를 어떻게 빌드할 지를 생각하고 그것에 대한 규칙을 확인한다.</text:span></text:p>
      <text:p text:style-name="P28"><text:soft-page-break/>Again, it checks the prerequisites, notices that count_words.c has no rules but that the file exists, so <text:span text:style-name="T7">make </text:span>executes the commands to transform count_words.c into count_words.o by executing the command:</text:p>
      <text:p text:style-name="P56">다시, 전재조건을 확인하고, <text:span text:style-name="T35">count_words.c가 규칙이 없는 걸 알지만 파일이 존재하고, 그래서 make는 count_words.c를 <text:s/>count_words.o로 변경한다.</text:span></text:p>
      <text:p text:style-name="P39"><text:tab/>gcc -c count_words.c</text:p>
      <text:p text:style-name="P1"/>
      <text:p text:style-name="P29">This “chaining” of targets to prerequisites to targets to prerequisites is typical of how <text:span text:style-name="T7">make </text:span>analyzes a makefile to decide the commands to be performed. The next prerequisite <text:span text:style-name="T7">make </text:span>considers is lexer.o. </text:p>
      <text:p text:style-name="P29">이것은 타겟과 전재조건 타겟과 전재조건의 연결고리는 <text:span text:style-name="T36">make가 어떻게 명령어를 수행하는 걸 결정하는 데 makefile을 분석하는 일반적이다.</text:span></text:p>
      <text:p text:style-name="P29"/>
      <text:p text:style-name="P29">Again the chain of rules leads to lexer.<text:span text:style-name="T22">c </text:span>but this time the file does not exist. <text:span text:style-name="T7">Make </text:span>finds the rule for generating lexer.c from lexer.l so it runs the <text:span text:style-name="T7">flex </text:span>program. Now that lexer.c exists it can run the <text:span text:style-name="T7">gcc </text:span>command.</text:p>
      <text:p text:style-name="P1">규칙의 연결은 다시 <text:span text:style-name="T36">lexer.c을 가져오지만 이것은 이 파일은 존재하지 않다. make는 lexer.l로부터 lexer.c를 생성하는 규칙을 찾고 flex프로그램을 실행시킨다. 지금 lexer.c는 gcc 명령어로 수행할 수 있다.</text:span></text:p>
      <text:p text:style-name="P1"/>
      <text:p text:style-name="P1">Finally, <text:span text:style-name="T7">make </text:span>examines <text:span text:style-name="T7">-lfl</text:span>. The <text:span text:style-name="T7">-l </text:span>option to <text:span text:style-name="T7">gcc </text:span>indicates a system library that must be linked into the application. The actual library name indicated by “fl” is libfl.a<text:span text:style-name="T22">.</text:span></text:p>
      <text:p text:style-name="P49"><text:span text:style-name="T22">마지막으로, </text:span><text:span text:style-name="T25">make는 -lfl을 점검한다. -l 옵션은 앱에 연결되어져야 하는 시스템 라이브러리를 표시한다.</text:span></text:p>
      <text:p text:style-name="P49"><text:span text:style-name="T25">실제 라이브러리 이름은 “fl”은 libfl.a로 표시된다.</text:span></text:p>
      <text:p text:style-name="P1"><text:span text:style-name="T25"/></text:p>
      <text:p text:style-name="P1">GNU <text:span text:style-name="T7">make </text:span>includes special support for this syntax. When a prerequisite of the form <text:span text:style-name="T7">-l&lt;NAME&gt; </text:span>is seen, <text:span text:style-name="T7">make </text:span>searches for a file of the form lib NAME.so; if no match is found, it then searches for libNAME.a. Here</text:p>
      <text:p text:style-name="P10">make <text:span text:style-name="T2">finds /usr/lib/libfl.a and proceeds with the final action, linking.</text:span></text:p>
      <text:p text:style-name="P66">GNU make는 이 문법에 대한 특별한 지원을 포함한다. 전재조건의 형태가 <text:span text:style-name="T37">-l&lt;이름&gt;</text:span>이 보여질 때, make는 <text:span text:style-name="T37">lib이름.so</text:span>의 형태의 파일을 찾는다.</text:p>
      <text:p text:style-name="P8"/>
      <text:p text:style-name="P8">Minimizing Rebuilds</text:p>
      <text:p text:style-name="P30">When we run our program, we discover that aside from printing fees, fies, foes, and fums, it also prints text from the input file. This is not what we want. </text:p>
      <text:p text:style-name="P30">우리 프로그램을 구동할 때, <text:span text:style-name="T38">fees,fies,foes와 fums를 프린트하는 것 외에 입력 파일로부터 글자도 출력하는 것을 보았다.</text:span></text:p>
      <text:p text:style-name="P30"/>
      <text:p text:style-name="P30">The problem is that we have forgotten some rules in our lexical analyzer and <text:span text:style-name="T7">flex </text:span>is passing this unrecognized text to its output. To solve this problem we simply add an “any character” rule and a newline rule:</text:p>
      <text:p text:style-name="P30">문제는 <text:span text:style-name="T38">flex는 출력에 알 수 없는 글자를 전달하고 글자 분석의 어떤 규칙을 잊고 있다는 것이다. 이 문제의 해결하기 위해서 어떤 글자 규칙과 새 라인 규칙을 추가한다. </text:span></text:p>
      <text:p text:style-name="P11"><text:soft-page-break/></text:p>
      <text:p text:style-name="P11"><text:tab/><text:tab/><text:span text:style-name="T13">int fee_count = 0;</text:span></text:p>
      <text:p text:style-name="P39"><text:tab/><text:tab/>int fie_count = 0;</text:p>
      <text:p text:style-name="P39"><text:tab/><text:tab/>int foe_count = 0;</text:p>
      <text:p text:style-name="P39"><text:tab/><text:tab/>int fum_count = 0;</text:p>
      <text:p text:style-name="P39"><text:tab/>%%</text:p>
      <text:p text:style-name="P39"><text:tab/>fee fee_count++;</text:p>
      <text:p text:style-name="P39"><text:tab/>fie fie_count++;</text:p>
      <text:p text:style-name="P39"><text:tab/>foe foe_count++;</text:p>
      <text:p text:style-name="P39"><text:tab/>fum fum_count++;</text:p>
      <text:p text:style-name="P39"><text:tab/>.</text:p>
      <text:p text:style-name="P39"><text:tab/>\n</text:p>
      <text:p text:style-name="P1">After editing this file we need to rebuild the application to test our fix:</text:p>
      <text:p text:style-name="P49">이 파일을 변경한 후 수정된 것을 테스트하기 위해 앱을 다시 빌드 할 필요가 있다.</text:p>
      <text:p text:style-name="P11"><text:tab/><text:span text:style-name="T13">$make</text:span></text:p>
      <text:p text:style-name="P39"><text:tab/>flex -t lexer.l &gt; lexer.c</text:p>
      <text:p text:style-name="P39"><text:tab/>gcc -c lexer.c</text:p>
      <text:p text:style-name="P39"><text:tab/>gcc count_words.o lexer.o -lfl -ocount_words</text:p>
      <text:p text:style-name="P1"/>
      <text:p text:style-name="P1">Notice this time the file count_words.c was not recompiled. When <text:span text:style-name="T7">make</text:span></text:p>
      <text:p text:style-name="P30">analyzed the rule, it discovered that count_words.o existed and was newer than its prerequisite count_words.c so no action was necessary to bring the file up to date. </text:p>
      <text:p text:style-name="P57">이 번 파일 <text:span text:style-name="T38">count_words.c는 다시 컴파일되지 않음을 알았다. make가 규칙을 분석했을 때, count_words.o가 존재했고 cout_words.c 보다 최신것이다는 걸 알았다. 그래서 파일을 최신걸로 바꾸기 위한 별다른 행동이 필요 없었다.</text:span></text:p>
      <text:p text:style-name="P30"/>
      <text:p text:style-name="P30">While analyzing lexer.c, however,<text:span text:style-name="T7">make </text:span>saw that the prerequisite lexer.l was newer than its target lexer.c so <text:span text:style-name="T7">make </text:span>must update lexer.c. This, in turn, caused the update of lexer.o and then count_words. Now our word counting program is fixed:</text:p>
      <text:p text:style-name="P58">lexer.c를 분석하는 동안, 그런데, make 전재조건 lexer.l이 타겟 lexer.c보다 최신이었다는 걸 았았다. 그래서 make는 lexer.c를 업데이트 해야 한다. 이제 word counting 프로그램은 수정되었다.</text:p>
      <text:p text:style-name="P1"/>
      <text:p text:style-name="P11"><text:tab/><text:span text:style-name="T13">$count_words &lt; lexer.l</text:span></text:p>
      <text:p text:style-name="P39"><text:tab/>3 3 3 3</text:p>
      <text:p text:style-name="P11"/>
      <text:p text:style-name="P8">Invoking make</text:p>
      <text:p text:style-name="P1">The previous examples assume that:</text:p>
      <text:p text:style-name="P1">이전 예제들은 추정한다:</text:p>
      <text:p text:style-name="P73"><text:span text:style-name="T2">• All the project source code and the </text:span><text:span text:style-name="T7">make </text:span><text:span text:style-name="T2">description file are stored in a single directory.</text:span></text:p>
      <text:p text:style-name="P64"><text:span text:style-name="T30">• 모든 프로젝트 소스코드와 </text:span><text:span text:style-name="T32">make 파일은 같은 디렉토리에 저장되어졌다.</text:span></text:p>
      <text:p text:style-name="Standard">• <text:span text:style-name="T2">The </text:span><text:span text:style-name="T7">make </text:span><text:span text:style-name="T2">description file is called makefile</text:span><text:span text:style-name="T4">, </text:span><text:span text:style-name="T2">Makefile, or GNUMakefile</text:span><text:span text:style-name="T4">.</text:span></text:p>
      <text:p text:style-name="P72"><text:span text:style-name="T4">• </text:span><text:span text:style-name="T40">Make 파일은 makefile,Makefile,또는 GNUMakefile 로 호출다.</text:span></text:p>
      <text:p text:style-name="Standard">• <text:span text:style-name="T2">The makefile resides in the user’s current directory when executing the</text:span></text:p>
      <text:p text:style-name="P10">make <text:span text:style-name="T2">command.</text:span></text:p>
      <text:p text:style-name="P67">• <text:span text:style-name="T39">makefile은 make 명령을 실행할 때 사용자의 현재 디렉토리에 존재한다.</text:span></text:p>
      <text:p text:style-name="P7"/>
      <text:p text:style-name="P1"><text:soft-page-break/>When <text:span text:style-name="T7">make </text:span>is invoked under these conditions, it automatically creates the first target it sees. To update a different target (or to update more than one target) include the target name on the command line:</text:p>
      <text:p text:style-name="P31">make가 이 조건들하에 불려질 때, 자동으로 첫번째 타겟을 생성한다. 다른 타겟을 생성하는 것은 명령 라인에 타겟 이름을 포함한다:</text:p>
      <text:p text:style-name="P31"/>
      <text:p text:style-name="P11"><text:tab/><text:span text:style-name="T13">$make lexer.c</text:span></text:p>
      <text:p text:style-name="P32">When <text:span text:style-name="T7">make </text:span>is executed, it will read the description file and identify the target to be updated. If the target or any of its prerequisite files are out of date (or missing) the shell commands in the rule’s command script will be executed one at a time. </text:p>
      <text:p text:style-name="P59">make가 수행될 때, 파일을 읽을 것이고 갱신 될 타겟을 일치 시킨다. 타겟이나 전재 조건 파일들이 이전 파일이라면 쉘 명령은 한번에 하나를 수행되어질 것이다.</text:p>
      <text:p text:style-name="P31"/>
      <text:p text:style-name="P32">After the commands are run <text:span text:style-name="T7">make </text:span>assumes the target is up to date and moves on to the next target or exits.If the target you specify is already up to date, <text:span text:style-name="T7">make </text:span>will say so and immediately exit, doing nothing else:</text:p>
      <text:p text:style-name="P49">명령들이 수행된 후 <text:span text:style-name="T41">make는 타겟이 최신으로 갱신 되었다고 생각하고 다음 타겟으로 이동하거나 빠져나온다. </text:span>당신이 지정한 타겟이 이미 갱신되었다면, <text:span text:style-name="T41">make는 그렇게 말하고 별다른 것 하지 않고 즉시 빠져나온다:</text:span></text:p>
      <text:p text:style-name="P11"><text:tab/><text:span text:style-name="T13">$make lexer.c</text:span></text:p>
      <text:p text:style-name="P11"><text:tab/>make: `lexer.c' is up to date.</text:p>
      <text:p text:style-name="P11"/>
      <text:p text:style-name="P1">If you specify a target that is not in the makefile and for which there is no implicit rule (discussed in Chapter 2),<text:span text:style-name="T7">make </text:span>will respond with:</text:p>
      <text:p text:style-name="P33">makefile에 없는 타겟을 지정하거나 암시적 규칙이 없는 타겟을 지정하면, make는 다음과 같이 반응할 것이다:</text:p>
      <text:p text:style-name="P11"><text:tab/><text:span text:style-name="T13">$make non-existent-target</text:span></text:p>
      <text:p text:style-name="P11"><text:tab/>make: *** No rule to make target `non-existent-target'. Stop.</text:p>
      <text:p text:style-name="P11"/>
      <text:p text:style-name="P41">Make <text:span text:style-name="T2">has many command-line options. One of the most useful is –</text:span>just-print<text:span text:style-name="T2">(or </text:span>-n<text:span text:style-name="T4">) </text:span><text:span text:style-name="T2">which tells </text:span>make <text:span text:style-name="T2">to display the commands it would execute for a particular target without actually executing them. </text:span></text:p>
      <text:p text:style-name="P68"><text:span text:style-name="T30">make는 많은 명령라인 옵션들을. 가지고 있다. 가장 유용한 것중에 하나는 –just-print이고 실제 수행하지 않고 특정 타겟을 수행하는 명령들을 표시하도록 하는 명령이다.</text:span></text:p>
      <text:p text:style-name="P42"><text:span text:style-name="T2"/></text:p>
      <text:p text:style-name="P41"><text:span text:style-name="T2">This is particularly valuable while writing makefiles. It is also possible to set almost any makefile variable on the command line to override the default value or the value set in the makefile</text:span><text:span text:style-name="T4">.</text:span></text:p>
      <text:p text:style-name="P69"><text:span text:style-name="T22">이것은 </text:span><text:span text:style-name="T26">makefile을 작성 중에 특히 유용하다. 명령줄에 기본값을 덥어쓰거나 <text:s/>makefile에서 값을 지정하는 경우 makefile변수를 설정 가능하게 할 수 있다.</text:span></text:p>
      <text:p text:style-name="P41"><text:span text:style-name="T5"/></text:p>
      <text:p text:style-name="P1"><text:span text:style-name="T22"/></text:p>
      <text:p text:style-name="P8">Basic Makefile Syntax</text:p>
      <text:p text:style-name="P1">Now that you have a basic understanding of <text:span text:style-name="T7">make </text:span>you can almost write your own makefiles. Here we’ll cover enough of the syntax and structure of a makefile for you to start using <text:span text:style-name="T7">make</text:span><text:span text:style-name="T22">.</text:span></text:p>
      <text:p text:style-name="P49"><text:soft-page-break/><text:span text:style-name="T22">이제 당신 스스로 </text:span><text:span text:style-name="T26">makefile을 작성할 수 있을 정도로 make의 기본을 이해 했다. 여기서 문법과 makefile구조를 충분히 극복할 것이다.</text:span></text:p>
      <text:p text:style-name="P1"><text:span text:style-name="T26"/></text:p>
      <text:p text:style-name="P1">Makefiles are usually structured top-down so that the most general target, often called <text:span text:style-name="T7">all</text:span>, is updated by default. More and more detailed targets follow with targets for program maintenance, such as a <text:span text:style-name="T7">clean</text:span></text:p>
      <text:p text:style-name="P34">target to delete unwanted temporary files, coming last.</text:p>
      <text:p text:style-name="P60">makefile은 보통 가장 일반적인 타겟 all이 기본적으로 갱신되기 위해 top-down 구조로 되어 있다.</text:p>
      <text:p text:style-name="P60">점점더 자세한 타겟은 프로그램 유지를 위해 타겟을 가져온다, 필요 없는 일시 파일들을 지우기 위한 clean 타겟과 같이 제일 마지막에 오는 것들이 온다.</text:p>
      <text:p text:style-name="P35"/>
      <text:p text:style-name="P34">As you can guess from these target names, targets do not have to be actual files, any name will do. In the example above we saw a simplified form of a rule. The more complete (but still not quite complete) form of a rule is:</text:p>
      <text:p text:style-name="P49">이 타겟 이름들로 부터 추측할 수 있듯이, 타겟은 꼭 실제 파일이지는 않고, 어떤 이름이 올 수 있다. 위 예제에서 규칙의 단순화된 형태를 보았다. 더 완벽한 형태의 규칙은:</text:p>
      <text:p text:style-name="P1"/>
      <text:p text:style-name="P38"><text:tab/><text:span text:style-name="T13">target<text:tab/>1 target</text:span><text:span text:style-name="T12">2 </text:span><text:span text:style-name="T13">target</text:span><text:span text:style-name="T12">3</text:span><text:span text:style-name="T13">: prerequisite</text:span><text:span text:style-name="T12">1 </text:span><text:span text:style-name="T13">prerequisite</text:span><text:span text:style-name="T12">2 </text:span></text:p>
      <text:p text:style-name="P40"><text:span text:style-name="T11"><text:tab/><text:tab/></text:span>command<text:span text:style-name="T11">1</text:span></text:p>
      <text:p text:style-name="P39"><text:tab/><text:tab/>command<text:span text:style-name="T11">2</text:span></text:p>
      <text:p text:style-name="P39"><text:tab/><text:tab/>command<text:span text:style-name="T11">3</text:span></text:p>
      <text:p text:style-name="P4"/>
      <text:p text:style-name="P34">One or more targets appear to the left of the colon and zero or more prerequisites can appear to the right of the colon. If no prerequisites are listed to the right, then only the target(s) that do not exist are updated.</text:p>
      <text:p text:style-name="P61">하나 또는 더 많은 타겟이 콜론의 왼쪽에 보이고 0 또는 <text:span text:style-name="T42">1개 이상의 전재 조건들이 오른쪽에 올 수 있다, 존재하지 않는 타겟만이 갱신된다.</text:span></text:p>
      <text:p text:style-name="P34"/>
      <text:p text:style-name="P34">The set of commands executed to update a target are sometimes called the command script, but most often just the commands<text:span text:style-name="T22">.</text:span></text:p>
      <text:p text:style-name="P34">Each command must begin with a tab character. This (obscure) syntax tells <text:span text:style-name="T7">make </text:span>that the characters that follow the tab are to be passed to a subshell for execution. </text:p>
      <text:p text:style-name="P61">타겟을 갱신하기 위해 실행될 명령들은 명령 스크립트로 불리어지나, 대부분 명령들이다. 각 명령들은 탭으로 시작되어야 한다. 이 문법은 탭다음에 오는 글자들이 수행을 위한 하위 쉘에 전달되어져야 하는 것을 말한다.</text:p>
      <text:p text:style-name="P34"/>
      <text:p text:style-name="P34">If you accidentally insert a tab as the first character of a noncommand line,<text:span text:style-name="T7">make </text:span>will interpret the following text as a command under most circumstances. If you’re lucky and your errant tab character is recognized as a syntax error you will receive the message:</text:p>
      <text:p text:style-name="P61">잘 모르고 명령줄이 아닌 곳에 탭을 추가했다면, <text:span text:style-name="T42">make는 대부분 환경들하에 명령으로 다음 글자를 해석할 것이다. 운이 좋거나 잘못된 탭이 문법적으로 에러로 인식이 되었다면 다음 메시지를 받을 것이다:</text:span></text:p>
      <text:p text:style-name="P34"/>
      <text:p text:style-name="P11"><text:tab/><text:span text:style-name="T13">$make</text:span></text:p>
      <text:p text:style-name="P39"><text:tab/>Makefile:6: *** commands commence before first target. Stop.</text:p>
      <text:p text:style-name="P1"/>
      <text:p text:style-name="P1"><text:soft-page-break/>We’ll discuss the complexities of the tab character in Chapter 2.</text:p>
      <text:p text:style-name="P34">The comment character for <text:span text:style-name="T7">make </text:span>is the hash or pound sign, <text:span text:style-name="T8">#.</text:span>All text from the pound sign to the end of line is ignored. Comments can be indented and leading whitespace is ignored. </text:p>
      <text:p text:style-name="P71">2장에서 탭의 복잡함을 논의 할 것이다. make의 주석글자는 <text:s/>hash나 #이다. #뒤에 오는 모든 글자는 무시되어진다. 주석은 들쑥날쑥 할 수있고 스페이스는 무시되어진다.</text:p>
      <text:p text:style-name="P35"/>
      <text:p text:style-name="P34">The comment character <text:span text:style-name="T8"># </text:span>does not introduce a <text:span text:style-name="T7">make </text:span>comment in the text of commands. The entire line, including the <text:span text:style-name="T8"># </text:span>and subsequent characters, is passed to the shell for execution. How it is handled there depends on your shell.</text:p>
      <text:p text:style-name="P61">주석 글자 <text:span text:style-name="T42">#은 명령어들에서 make는 주석으로 소개하지 않는댜. 전체 라인, #라인을 포함하고 다음 글자들이 수행을 위해 쉘에 전달되어진다. 당신의 쉘에 의존하여 어떻게 다루어 지는지.</text:span></text:p>
      <text:p text:style-name="P34"/>
      <text:p text:style-name="P34">Long lines can be continued using the standard Unix escape character backslash (\). It is common for commands to be continued in this way. It is also common for lists of prerequisites to be continued with backslash.</text:p>
      <text:p text:style-name="P61">긴 라인들은 유닉스 탈출 글자 백슬레시(<text:span text:style-name="T42">\)를 사용하여 계속 이어질 수 있다. 이 방법으로 명령어들도 계속 이어질 수 있다. 전제 조건도 백슬레시로 계속 이어질 수 있다.</text:span></text:p>
      <text:p text:style-name="P34"/>
      <text:p text:style-name="P34">Later we’ll cover other ways of handling long prerequisite lists.</text:p>
      <text:p text:style-name="P1">You now have enough background to write simple makefiles. Chapter 2 will cover rules in detail, followed by <text:span text:style-name="T7">make </text:span>variables in Chapter 3 and commands in Chapter 5.</text:p>
      <text:p text:style-name="Standard"><text:span text:style-name="T2">For now you should avoid the use of variables, macros, and multiline command sequences.</text:span></text:p>
      <text:p text:style-name="P62"><text:span text:style-name="T30">전제조건 리스트를 조절하는 다른 방법을 다룰 것이다. 이제 단순한 </text:span><text:span text:style-name="T33">makefile을 작성하는 배경지식을 충분히 가졌다. 2장은 규칙에 대해서 자세히 다룰 것이며, 3장에서는 변수에 대해서 다루고 5장은 명령어들에 대해서 다룰 것이다. 변수들, 매크로들과 중복라인 명령어들의 사용을 피하는게 좋을 것 같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Purisa" svg:font-family="Purisa" style:font-pitch="variable"/>
    <style:font-face style:name="은 필기" svg:font-family="'은 필기'"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22:36:42.192072123</meta:creation-date>
    <dc:date>2017-12-31T16:24:35.085953124</dc:date>
    <meta:editing-duration>PT4H44M3S</meta:editing-duration>
    <meta:editing-cycles>40</meta:editing-cycles>
    <meta:generator>LibreOffice/5.1.6.2$Linux_X86_64 LibreOffice_project/10m0$Build-2</meta:generator>
    <meta:document-statistic meta:table-count="0" meta:image-count="0" meta:object-count="0" meta:page-count="10" meta:paragraph-count="234" meta:word-count="6220" meta:character-count="19872" meta:non-whitespace-character-count="16345"/>
  </office:meta>
</office:document-meta>
</file>